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Heading_20_1">
      <style:text-properties fo:language="ru" fo:country="RU"/>
    </style:style>
    <style:style style:name="P5" style:family="paragraph" style:parent-style-name="Text_20_body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P6" style:family="paragraph" style:parent-style-name="Text_20_body" style:list-style-name="L1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cm" svg:height="0.87cm" draw:z-index="0"><draw:image xlink:href="../../odt/images/0173.png" xlink:type="simple" xlink:show="embed" xlink:actuate="onLoad"/></draw:frame></text:p>
          </table:table-cell>
          <table:table-cell table:style-name="Table1.B1" office:value-type="string">
            <text:h text:style-name="P4" text:outline-level="1">Двумерная таблица из файл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69cm" svg:height="1.139cm" draw:z-index="0"><draw:image xlink:href="../../odt/images/0173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P5">Блок производит двумерную интерполяцию входных аргументов по заданной таблице.</text:p>
            <text:p text:style-name="P5">Первый вход блока – значение аргумента по строкам таблицы.</text:p>
            <text:p text:style-name="P5">Второй вход блока – значение аргумента по столбцам таблицы.</text:p>
            <text:p text:style-name="P5">Формат таблицы следующий:</text:p>
            <text:p text:style-name="P5"><text:s text:c="3"/>&lt;значения аргументов по столбцам&gt;</text:p>
            <text:p text:style-name="P5"><text:s text:c="3"/>&lt;аргумент по строке 1&gt; <text:s/>&lt;значения функции&gt;</text:p>
            <text:p text:style-name="P5"><text:s text:c="3"/>&lt;аргумент по строке 2&gt; <text:s/>&lt;значения функции&gt;</text:p>
            <text:p text:style-name="P5"><text:s text:c="3"/>….</text:p>
            <text:p text:style-name="P5"><text:s text:c="3"/>&lt;аргумент по строке N&gt; <text:s/>&lt;значения функции&gt;</text:p>
            <text:p text:style-name="P5"><text:span text:style-name="T1">Пример</text:span>:</text:p>
            <text:p text:style-name="P5"><text:s text:c="7"/>1 <text:s text:c="6"/>2 <text:s text:c="5"/>3</text:p>
            <text:p text:style-name="P5"><text:s text:c="7"/>1 <text:s text:c="3"/>0.1 <text:s text:c="2"/>0.2 <text:s text:c="2"/>0.3</text:p>
            <text:p text:style-name="P5"><text:s text:c="7"/>2 <text:s text:c="3"/>0.6 <text:s text:c="2"/>0.8 <text:s text:c="2"/>0.9</text:p>
            <text:p text:style-name="P5"><text:span text:style-name="T1">Свойство</text:span>:</text:p>
            <text:list xml:id="list5733910919605366314" text:style-name="L1">
              <text:list-item>
                <text:p text:style-name="P6">Имя файла с таблицей – относительный путь к файлу таблицы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2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Двумерная таблица из файла</dc:title>
    <dc:date>2012-03-30T11:58:13.67</dc:date>
    <meta:generator>OpenOffice_Beta/4.1.0$Win32 OpenOffice.org_project/410m14$Build-9760</meta:generator>
    <meta:editing-duration>PT6H24M28S</meta:editing-duration>
    <meta:editing-cycles>134</meta:editing-cycles>
    <meta:document-statistic meta:table-count="1" meta:image-count="2" meta:object-count="0" meta:page-count="1" meta:paragraph-count="21" meta:word-count="89" meta:character-count="609"/>
    <meta:user-defined meta:name="Поле 1"/>
    <meta:user-defined meta:name="Поле 2"/>
    <meta:user-defined meta:name="Поле 3"/>
    <meta:user-defined meta:name="Поле 4"/>
  </office:meta>
</office:document-meta>
</file>